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2.341cm"/>
    </style:style>
    <style:style style:name="co5" style:family="table-column">
      <style:table-column-properties fo:break-before="auto" style:column-width="6.0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727cm" svg:height="6.056cm" svg:x="0.082cm" svg:y="2.391cm">
            <draw:object draw:notify-on-update-of-ranges="Sheet1.A1:Sheet1.D1 Sheet1.A2:Sheet1.D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425cm" svg:height="9.005cm" svg:x="0.028cm" svg:y="9.19cm">
            <draw:object draw:notify-on-update-of-ranges="Sheet1.A1:Sheet1.A1 Sheet1.B1:Sheet1.D1 Sheet1.A3:Sheet1.A3 Sheet1.B3:Sheet1.D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CPU(2 thread)</text:p>
          </table:table-cell>
          <table:table-cell office:value-type="string" calcext:value-type="string">
            <text:p>CPU(4 thread)</text:p>
          </table:table-cell>
          <table:table-cell office:value-type="string" calcext:value-type="string">
            <text:p>CPU(8 thread)</text:p>
          </table:table-cell>
          <table:table-cell table:number-columns-repeated="3"/>
        </table:table-row>
        <table:table-row table:style-name="ro1">
          <table:table-cell office:value-type="float" office:value="101.811" calcext:value-type="float">
            <text:p>101.811</text:p>
          </table:table-cell>
          <table:table-cell office:value-type="float" office:value="67.952" calcext:value-type="float">
            <text:p>67.952</text:p>
          </table:table-cell>
          <table:table-cell office:value-type="float" office:value="34.418" calcext:value-type="float">
            <text:p>34.418</text:p>
          </table:table-cell>
          <table:table-cell office:value-type="float" office:value="18.476" calcext:value-type="float">
            <text:p>18.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up</text:p>
          </table:table-cell>
          <table:table-cell table:formula="of:=[.A2]/[.B2]" office:value-type="float" office:value="1.49827819637391" calcext:value-type="float">
            <text:p>1.49827819637391</text:p>
          </table:table-cell>
          <table:table-cell table:formula="of:=[.A2]/[.C2]" office:value-type="float" office:value="2.95807426346679" calcext:value-type="float">
            <text:p>2.95807426346679</text:p>
          </table:table-cell>
          <table:table-cell table:formula="of:=[.A2]/[.D2]" office:value-type="float" office:value="5.51044598397922" calcext:value-type="float">
            <text:p>5.51044598397922</text:p>
          </table:table-cell>
          <table:table-cell table:number-columns-repeated="3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NUM_BLOCKS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UM_THREADS_PER_BLOCK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IZE</text:p>
          </table:table-cell>
          <table:table-cell table:formula="of:=[.G11]*[.G12]" office:value-type="float" office:value="13107200" calcext:value-type="float">
            <text:p>131072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_bytes</text:p>
          </table:table-cell>
          <table:table-cell table:formula="of:=[.G13]*8" office:value-type="float" office:value="104857600" calcext:value-type="float">
            <text:p>1048576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_MiB</text:p>
          </table:table-cell>
          <table:table-cell table:formula="of:=[.G14]/1024/1024" office:value-type="float" office:value="100" calcext:value-type="float">
            <text:p>100</text:p>
          </table:table-cell>
        </table:table-row>
        <table:table-row table:style-name="ro1" table:number-rows-repeated="10">
          <table:table-cell table:number-columns-repeated="7"/>
        </table:table-row>
        <table:table-row table:style-name="ro2">
          <table:table-cell table:number-columns-repeated="5"/>
          <table:table-cell table:style-name="ce1" office:value-type="string" calcext:value-type="string">
            <text:p>O cuda é mais lento do que a versao do codigo com openmp pois a dimensao de dados não justifica o tempo que se perde a copiar estes entre o host e o device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3T23:35:54.196474290</meta:creation-date>
    <dc:date>2020-11-23T23:53:10.599249511</dc:date>
    <meta:editing-duration>PT1M26S</meta:editing-duration>
    <meta:editing-cycles>1</meta:editing-cycles>
    <meta:document-statistic meta:table-count="1" meta:cell-count="23" meta:object-count="2"/>
    <meta:generator>LibreOffice/7.0.3.1$Linux_X86_64 LibreOffice_project/00$Build-1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728cm" svg:height="6.057cm" xlink:href=".." xlink:type="simple" chart:class="chart:bar" chart:style-name="ch1">
        <chart:plot-area chart:style-name="ch2" table:cell-range-address="Sheet1.A1:Sheet1.D2" chart:data-source-has-labels="row" svg:x="0.234cm" svg:y="0.121cm" svg:width="11.26cm" svg:height="5.815cm">
          <chart:coordinate-region svg:x="1.041cm" svg:y="0.32cm" svg:width="10.453cm" svg:height="4.969cm"/>
          <chart:axis chart:dimension="x" chart:name="primary-x" chart:style-name="ch3" chartooo:axis-type="auto">
            <chartooo:date-scale/>
            <chart:categories table:cell-range-address="Sheet1.A1:Sheet1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D2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</text:p>
                <draw:g>
                  <svg:desc>Sheet1.A1:Sheet1.D1</svg:desc>
                </draw:g>
              </table:table-cell>
              <table:table-cell office:value-type="string">
                <text:p>CPU(2 thread)</text:p>
              </table:table-cell>
              <table:table-cell office:value-type="string">
                <text:p>CPU(4 thread)</text:p>
              </table:table-cell>
              <table:table-cell office:value-type="string">
                <text:p>CPU(8 thread)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1.811">
                <text:p>101.811</text:p>
                <draw:g>
                  <svg:desc>Sheet1.A2:Sheet1.D2</svg:desc>
                </draw:g>
              </table:table-cell>
              <table:table-cell office:value-type="float" office:value="67.952">
                <text:p>67.952</text:p>
              </table:table-cell>
              <table:table-cell office:value-type="float" office:value="34.418">
                <text:p>34.418</text:p>
              </table:table-cell>
              <table:table-cell office:value-type="float" office:value="18.476">
                <text:p>18.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426cm" svg:height="9.006cm" xlink:href=".." xlink:type="simple" chart:class="chart:line" chart:style-name="ch1">
        <chart:subtitle svg:x="3.645cm" svg:y="0.18cm" chart:style-name="ch2">
          <text:p>Speedup GPU vs CPU</text:p>
        </chart:subtitle>
        <chart:plot-area chart:style-name="ch3" table:cell-range-address="Sheet1.A1:Sheet1.D1 Sheet1.A3:Sheet1.D3" chart:data-source-has-labels="both" svg:x="0.228cm" svg:y="1.043cm" svg:width="10.97cm" svg:height="7.783cm">
          <chart:coordinate-region svg:x="1.313cm" svg:y="1.242cm" svg:width="8.798cm" svg:height="6.937cm"/>
          <chart:axis chart:dimension="x" chart:name="primary-x" chart:style-name="ch4" chartooo:axis-type="auto">
            <chartooo:date-scale/>
            <chart:categories table:cell-range-address="Sheet1.B1:Sheet1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D3" chart:label-cell-address="Sheet1.A3:Sheet1.A3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(2 thread)</text:p>
                <draw:g>
                  <svg:desc>Sheet1.B1:Sheet1.D1</svg:desc>
                </draw:g>
              </table:table-cell>
              <table:table-cell office:value-type="string">
                <text:p>CPU(4 thread)</text:p>
              </table:table-cell>
              <table:table-cell office:value-type="string">
                <text:p>CPU(8 thread)</text:p>
              </table:table-cell>
            </table:table-row>
          </table:table-header-rows>
          <table:table-rows>
            <table:table-row>
              <table:table-cell office:value-type="string">
                <text:p>Speedup</text:p>
                <draw:g>
                  <svg:desc>Sheet1.A3:Sheet1.A3</svg:desc>
                </draw:g>
              </table:table-cell>
              <table:table-cell office:value-type="float" office:value="1.49827819637391">
                <text:p>1.49827819637391</text:p>
                <draw:g>
                  <svg:desc>Sheet1.B3:Sheet1.D3</svg:desc>
                </draw:g>
              </table:table-cell>
              <table:table-cell office:value-type="float" office:value="2.95807426346679">
                <text:p>2.95807426346679</text:p>
              </table:table-cell>
              <table:table-cell office:value-type="float" office:value="5.51044598397922">
                <text:p>5.510445983979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